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color="#000000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9cm" svg:height="0.962cm" svg:x="14.008cm" svg:y="4.559cm">
          <draw:text-box>
            <text:p text:style-name="P3"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1" draw:id="id21" draw:layer="layout" svg:width="1.401cm" svg:height="0.962cm" svg:x="19.557cm" svg:y="7.959cm">
          <draw:text-box>
            <text:p text:style-name="P3"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7" draw:layer="layout" svg:width="2.644cm" svg:height="1.28cm" svg:x="10.309cm" svg:y="18.555cm">
          <draw:text-box>
            <text:p text:style-name="P6"><text:span text:style-name="T4">[0..5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25:19.754205945</dc:date>
    <dc:creator>elucterio </dc:creator>
    <meta:editing-duration>P1DT1H22M53S</meta:editing-duration>
    <meta:editing-cycles>36</meta:editing-cycles>
    <meta:generator>LibreOffice/4.2.8.2$Linux_X86_64 LibreOffice_project/420m0$Build-2</meta:generator>
    <meta:document-statistic meta:object-count="75"/>
  </office:meta>
</office:document-meta>
</file>